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Formula</text:title></text:p>
      <text:p text:style-name="OrgTitle"/>
      <text:p text:style-name="OrgSubtitle"><text:initial-creator>Kelvi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c89113">1. Thermal Properties</text:a></text:p>
          <text:p text:style-name="Contents_20_2"><text:a xlink:type="simple" xlink:href="#orgd06f95c">1.1. Heat Capacity</text:a></text:p>
          <text:p text:style-name="Contents_20_2"><text:a xlink:type="simple" xlink:href="#org88ee387">1.2. Thermal Conductivity</text:a></text:p>
          <text:p text:style-name="Contents_20_1"><text:a xlink:type="simple" xlink:href="#orgb29d09c">2. Free Electron Theory</text:a></text:p>
          <text:p text:style-name="Contents_20_2"><text:a xlink:type="simple" xlink:href="#orgcbcfa17">2.1. Density</text:a></text:p>
          <text:p text:style-name="Contents_20_2"><text:a xlink:type="simple" xlink:href="#org22b3025">2.2. Fermi things</text:a></text:p>
          <text:p text:style-name="Contents_20_3"><text:a xlink:type="simple" xlink:href="#orgafe9f77">2.2.1. Density of States (Sphere)</text:a></text:p>
          <text:p text:style-name="Contents_20_3"><text:a xlink:type="simple" xlink:href="#org0e219dd">2.2.2. Fermi Energy</text:a></text:p>
          <text:p text:style-name="Contents_20_2"><text:a xlink:type="simple" xlink:href="#org0483351">2.3. Heat Capacities</text:a></text:p>
          <text:p text:style-name="Contents_20_2"><text:a xlink:type="simple" xlink:href="#orgd6940c9">2.4. Electrical Conductivity</text:a></text:p>
          <text:p text:style-name="Contents_20_2"><text:a xlink:type="simple" xlink:href="#org90200ba">2.5. Wiedemann-Franz Law</text:a></text:p>
          <text:p text:style-name="Contents_20_2"><text:a xlink:type="simple" xlink:href="#org78017fc">2.6. Hall Effect</text:a></text:p>
          <text:p text:style-name="Contents_20_3"><text:a xlink:type="simple" xlink:href="#org1c89456">2.6.1. Description</text:a></text:p>
          <text:p text:style-name="Contents_20_3"><text:a xlink:type="simple" xlink:href="#orgd7f6cbf">2.6.2. Hall Coefficient</text:a></text:p>
        </text:index-body>
      </text:table-of-content>
      <text:h text:style-name="Heading_20_1" text:outline-level="1" text:is-list-header="false">
<text:bookmark-start text:name="OrgXref.orgbc89113"/>
<text:bookmark text:name="orgbc89113"/>Thermal Properties
<text:bookmark-end text:name="OrgXref.orgbc89113"/></text:h>
      <text:h text:style-name="Heading_20_2" text:outline-level="2" text:is-list-header="false">
<text:bookmark-start text:name="OrgXref.orgd06f95c"/>
<text:bookmark text:name="orgd06f95c"/>Heat Capacity
<text:bookmark-end text:name="OrgXref.orgd06f95c"/></text:h>
      <text:p text:style-name="Text_20_body">Low-temperature limit <text:span text:style-name="OrgCode">\( T \rightarrow 0, x\rightarrow \infty\)</text:span>
</text:p>
      <text:p text:style-name="Text_20_body"><text:span text:style-name="OrgCode">\[ C_V = \frac{12}{5}Nk_B\pi^4\left(\frac{T}{\Theta_D}\right)^3\]</text:span>
</text:p>
      <text:h text:style-name="Heading_20_2" text:outline-level="2" text:is-list-header="false">
<text:bookmark-start text:name="OrgXref.org88ee387"/>
<text:bookmark text:name="org88ee387"/>Thermal Conductivity
<text:bookmark-end text:name="OrgXref.org88ee387"/></text:h>
      <text:p text:style-name="Text_20_body"><text:span text:style-name="OrgCode">\[ \kappa = \frac13\bar{v}l\bar{C_V}\]</text:span>
</text:p>
      <text:h text:style-name="Heading_20_1" text:outline-level="1" text:is-list-header="false">
<text:bookmark-start text:name="OrgXref.orgb29d09c"/>
<text:bookmark text:name="orgb29d09c"/>Free Electron Theory
<text:bookmark-end text:name="OrgXref.orgb29d09c"/></text:h>
      <text:h text:style-name="Heading_20_2" text:outline-level="2" text:is-list-header="false">
<text:bookmark-start text:name="OrgXref.orgcbcfa17"/>
<text:bookmark text:name="orgcbcfa17"/>Density
<text:bookmark-end text:name="OrgXref.orgcbcfa17"/></text:h>
      <text:p text:style-name="Text_20_body"><text:span text:style-name="OrgCode">\[ n = \frac{N}{V}\]</text:span>
</text:p>
      <text:h text:style-name="Heading_20_2" text:outline-level="2" text:is-list-header="false">
<text:bookmark-start text:name="OrgXref.org22b3025"/>
<text:bookmark text:name="org22b3025"/>Fermi things
<text:bookmark-end text:name="OrgXref.org22b3025"/></text:h>
      <text:h text:style-name="Heading_20_3" text:outline-level="3" text:is-list-header="false">
<text:bookmark-start text:name="OrgXref.orgafe9f77"/>
<text:bookmark text:name="orgafe9f77"/>Density of States (Sphere)
<text:bookmark-end text:name="OrgXref.orgafe9f77"/></text:h>
      <text:p text:style-name="Text_20_body"><text:span text:style-name="OrgCode">\[ g(\epsilon) = \frac{V}{\pi^2}k^2\frac{dk}{d\epsilon}\]</text:span>
Or with <text:span text:style-name="OrgCode">\(\epsilon = \frac{\hbar^2k^2}{2m}\)</text:span>
<text:span text:style-name="OrgCode">\[ g(\epsilon) = \frac{V}{2\pi^2}\left(\frac{2m}{\hbar^2}\right)^{3/2}\epsilon^{1/2}\]</text:span>
</text:p>
      <text:h text:style-name="Heading_20_3" text:outline-level="3" text:is-list-header="false">
<text:bookmark-start text:name="OrgXref.org0e219dd"/>
<text:bookmark text:name="org0e219dd"/>Fermi Energy
<text:bookmark-end text:name="OrgXref.org0e219dd"/></text:h>
      <text:p text:style-name="Text_20_body"><text:span text:style-name="OrgCode">\[ \epsilon_F = \frac{\hbar^2}{2m}\left(3\pi^2\frac{N}{V}\right)^{2/3}\]</text:span>
</text:p>
      <text:h text:style-name="Heading_20_2" text:outline-level="2" text:is-list-header="false">
<text:bookmark-start text:name="OrgXref.org0483351"/>
<text:bookmark text:name="org0483351"/>Heat Capacities
<text:bookmark-end text:name="OrgXref.org0483351"/></text:h>
      <text:p text:style-name="Text_20_body"><text:span text:style-name="OrgCode">\[C_\text{el} = \frac{\pi^2}{2}Nk_B\left(\frac{T}{T_F}\right)\]</text:span>
</text:p>
      <text:h text:style-name="Heading_20_2" text:outline-level="2" text:is-list-header="false">
<text:bookmark-start text:name="OrgXref.orgd6940c9"/>
<text:bookmark text:name="orgd6940c9"/>Electrical Conductivity
<text:bookmark-end text:name="OrgXref.orgd6940c9"/></text:h>
      <text:p text:style-name="Text_20_body"><text:span text:style-name="OrgCode">\[ \sigma = \frac{ne^2\tau}{m}\]</text:span>
where <text:span text:style-name="OrgCode">\(\tau = \frac{l}{v_f}\)</text:span> 
</text:p>
      <text:h text:style-name="Heading_20_2" text:outline-level="2" text:is-list-header="false">
<text:bookmark-start text:name="OrgXref.org90200ba"/>
<text:bookmark text:name="org90200ba"/>Wiedemann-Franz Law
<text:bookmark-end text:name="OrgXref.org90200ba"/></text:h>
      <text:p text:style-name="Text_20_body"><text:span text:style-name="OrgCode">\[ \kappa = L\sigma T\]</text:span>
</text:p>
      <text:h text:style-name="Heading_20_2" text:outline-level="2" text:is-list-header="false">
<text:bookmark-start text:name="OrgXref.org78017fc"/>
<text:bookmark text:name="org78017fc"/>Hall Effect
<text:bookmark-end text:name="OrgXref.org78017fc"/></text:h>
      <text:h text:style-name="Heading_20_3" text:outline-level="3" text:is-list-header="false">
<text:bookmark-start text:name="OrgXref.org1c89456"/>
<text:bookmark text:name="org1c89456"/>Description
<text:bookmark-end text:name="OrgXref.org1c89456"/></text:h>
      <text:p text:style-name="Text_20_body"><text:span text:style-name="OrgCode">\[ \mathbf{E}_H = R_H \mathbf{B \times j}\]</text:span>
</text:p>
      <text:h text:style-name="Heading_20_3" text:outline-level="3" text:is-list-header="false">
<text:bookmark-start text:name="OrgXref.orgd7f6cbf"/>
<text:bookmark text:name="orgd7f6cbf"/>Hall Coefficient
<text:bookmark-end text:name="OrgXref.orgd7f6cbf"/></text:h>
      <text:p text:style-name="Text_20_body"><text:span text:style-name="OrgCode">\[ R_H = -\frac{1}{ne} \]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elvin</dc:creator>
    <meta:initial-creator>Kelvin</meta:initial-creator>
    <dc:date>2022-04-18T20:27:21</dc:date>
    <meta:creation-date>2022-04-18T20:27:21</meta:creation-date>
    <meta:generator>Emacs 26.3 (Org mode 9.1.9)</meta:generator>
    <meta:keyword/>
    <dc:subject/>
    <dc:title>Formula</dc:title>
  </office:meta>
</office:document-meta>
</file>